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2 Drawer</text:p>
      <text:p text:style-name="Normal">//modifier le onWork<text:s/>les données de test son en dur dans le html</text:p>
      <text:p text:style-name="Normal">-afficher les heures, être plus précis dans les horaires (« éliminer les horaires inutiles de 22h à 7h »), affichage à l’heure et demi prêt comme à la fac (petit batonnet qui marque les heures et demi)</text:p>
      <text:p text:style-name="Normal">-Coller Grid et Drawer<text:s/></text:p>
      <text:p text:style-name="Normal">-<text:s/>mettre le nom des matières dans les blocs</text:p>
      <text:p text:style-name="Normal">- diminuer la transparence des blocs</text:p>
      <text:p text:style-name="Normal">-Supprimer la semaine avec les noms complets pour ne garder que celle avec les initiales et les heures</text:p>
      <text:p text:style-name="Normal">-supprimer l’affichage à l’année</text:p>
      <text:p text:style-name="Normal">-ajouter le bouton load</text:p>
      <text:p text:style-name="Normal">- agrandir affichage semaine</text:p>
      <text:p text:style-name="Normal">-rajouter affichage de la salle si dispo</text:p>
      <text:p text:style-name="Normal">- recherche par date (« amène directement à l’emploi du temps de la date »)<text:s/></text:p>
      <text:p text:style-name="Normal">- ajouter l’encadrant</text:p>
      <text:p text:style-name="Normal">-virer les dépendances</text:p>
      <text:p text:style-name="Normal">P1 Grid</text:p>
      <text:p text:style-name="Normal">- mise à jour des dates des pères par rapport au fils</text:p>
      <text:p text:style-name="Normal">- modifier nom assignable</text:p>
      <text:p text:style-name="Normal">- gérer<text:s/>l’ajout d’un nouveau père<text:s/></text:p>
      <text:p text:style-name="Normal">-Séparer start en date + heure</text:p>
      <text:p text:style-name="Normal">-mettre la lib datetimePicker<text:s/>pour gérer les dates<text:s/></text:p>
      <text:p text:style-name="Normal">-sécuriser entrée utilisateur (format)</text:p>
      <text:p text:style-name="Normal">- assigne devient la bdd des profs<text:s/>(quel prof est assigné aux crénaux)</text:p>
      <text:p text:style-name="Normal">-dep devient salle1</text:p>
      <text:p text:style-name="Normal">-Changer les logo et mettre que cela appartient à Twprojet en haut à gauche</text:p>
      <text:p text:style-name="Normal">- classer par libellé d’ue et pas par nom d’ue</text:p>
      <text:p text:style-name="Normal">- trouver la sauvegarde</text:p>
      <text:p text:style-name="Normal">Optimisation parcours temps début/fin</text:p>
      <text:p text:style-name="Normal">Hashmap(hasmap(dateDeb,DateFin,Reférence d’attache))</text:p>
      <text:p text:style-name="Normal">Ou faire une vérifie si l’année na pas changé, ne pas parcourir la filière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wargnier</meta:initial-creator>
    <dc:creator>pierre wargnier</dc:creator>
    <meta:creation-date>2016-10-20T08:52:00Z</meta:creation-date>
    <dc:date>2016-10-20T10:36:00Z</dc:date>
    <meta:template xlink:href="Normal.dotm" xlink:type="simple"/>
    <meta:editing-cycles>33</meta:editing-cycles>
    <meta:editing-duration>PT6240S</meta:editing-duration>
    <meta:document-statistic meta:page-count="1" meta:paragraph-count="2" meta:word-count="213" meta:character-count="1383" meta:row-count="9" meta:non-whitespace-character-count="1172"/>
  </office:meta>
</office:document-meta>
</file>